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Ebrima5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2pt" style:font-size-asian="28pt" style:font-size-complex="28pt"/>
    </style:style>
    <style:style style:name="P2" style:family="paragraph">
      <style:text-properties fo:font-size="24pt" style:font-size-asian="32pt" style:font-size-complex="32pt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8pt" style:font-size-asian="40pt" style:font-size-complex="4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2pt" style:font-size-asian="28pt" style:font-size-complex="28pt"/>
    </style:style>
    <style:style style:name="T4" style:family="text">
      <style:text-properties fo:font-size="22pt" fo:font-style="italic" style:font-size-asian="28pt" style:font-style-asian="italic" style:font-size-complex="28pt" style:font-style-complex="italic"/>
    </style:style>
    <style:style style:name="T5" style:family="text">
      <style:text-properties style:text-position="-33% 58%" fo:font-size="22pt" style:font-size-asian="28pt" style:font-size-complex="28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32pt" style:font-size-asian="44pt" style:font-size-complex="44pt"/>
    </style:style>
    <style:style style:name="T8" style:family="text">
      <style:text-properties style:font-name="Ebrima4" style:font-name-asian="Ebrima4" style:font-name-complex="Ebrima4"/>
    </style:style>
    <style:style style:name="T9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Stromdichte und Stromstärke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Stromdichte ist der Vektor, dessen Richtung durch die Bewegungsrichtung der elektrischen Ladung gegeben ist und dessen Betrag der pro Zeiteinheit durch die Flächeneinheit senkrecht zur Stromrichtung transportierten Ladung entspricht.</text:p>
            <text:p/>
            <text:p>Die Stromstärke ist die den Leiterquerschnitt in der Zeiteinheit durchsetzende Ladungsmeng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ie Kontinuitätsgleich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eiten Sie die Kirchhoff ’sche Knotenregel ab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Ohm’sche Gesetz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elektrische Widerstand <text:span text:style-name="T1">R</text:span> eine Materialkonstante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tromfad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groß ist die von einem Feld <text:span text:style-name="T2">E</text:span> an einer Ladungsdichte bewirkte Leist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Verlustleist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 Beobachtung bildet die Grundlage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cm" presentation:class="title" presentation:user-transformed="true">
          <draw:text-box>
            <text:p><text:span text:style-name="T3">Formulieren Sie die Kraft zwischen zwei von stationären Strömen </text:span><text:span text:style-name="T4">I</text:span><text:span text:style-name="T5">1</text:span><text:span text:style-name="T3"> und </text:span><text:span text:style-name="T4">I</text:span><text:span text:style-name="T5">2</text:span><text:span text:style-name="T3"> durchflossenen Leiterschleifen </text:span><text:span text:style-name="T4">C</text:span><text:span text:style-name="T5">1</text:span><text:span text:style-name="T3">, </text:span><text:span text:style-name="T4">C</text:span><text:span text:style-name="T5">2</text:span><text:span text:style-name="T3">. Gilt </text:span><text:span text:style-name="T4">actio gleich reactio</text:span><text:span text:style-name="T3">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9cm" svg:height="3.506cm" svg:x="1.4cm" svg:y="0.835cm" presentation:class="title" presentation:user-transformed="true">
          <draw:text-box>
            <text:p><text:span text:style-name="T6">Wie kann man die Kraftwirkung zwischen Strömen zur Festlegung der Maßeinheit des elektrischen Stromes ausnutz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ist die magnetische Induktion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<text:span text:style-name="T2">A</text:span>-Linien eines geraden Leiter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Kraft und welches Drehmoment werden von einer magnetischen Induktion <text:span text:style-name="T2">A</text:span>(<text:span text:style-name="T2">n</text:span>) auf eine Stromdichte <text:span text:style-name="T2">j</text:span>(<text:span text:style-name="T2">n</text:span>) ausgeüb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xwell-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7">Was besagt das Ampère'sche Durchflutungsgesetz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as Vektorpotential mit der Stromdich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Eichtransform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Coulomb-Eichung festgeleg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Grundaufgabe der Magnetostatik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magnetische Moment einer Stromdichte <text:span text:style-name="T2">j</text:span>(<text:span text:style-name="T2">n</text:span>)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estalt hat <text:span text:style-name="T2">A</text:span> hinreichend weit vom <text:span text:style-name="T2">j</text:span> <text:span text:style-name="T8">≠ </text:span>0‑Gebiet entfern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magnetische Moment eines beliebigen, geschlossenen, ebenen Stromkreise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Kraft übt ein homogenes Magnetfeld auf eine stationäre Stromverteilung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otenzielle Energie besitzt ein magnetisches Moment <text:span text:style-name="T2">m</text:span> im Feld der magnetischen Induktion <text:span text:style-name="T2">A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Magnetisierungsstromdicht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2" draw:layer="layout" svg:width="25.199cm" svg:height="3.506cm" svg:x="1.4cm" svg:y="0.832cm" presentation:class="title" presentation:user-transformed="true">
          <draw:text-box>
            <text:p><text:span text:style-name="T6">Was versteht man unter der Magnetisierung? Welcher Zusammenhang besteht zwischen Magnetisierung, Magnetfeld und magnetischer Induktio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makroskopischen Maxwell‑Gleichungen der Magnetostatik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2" draw:layer="layout" svg:width="25.199cm" svg:height="3.506cm" svg:x="1.4cm" svg:y="0.835cm" presentation:class="title" presentation:user-transformed="true">
          <draw:text-box>
            <text:p><text:span text:style-name="T6">Welche Analogien bestehen zwischen den Feldgrößen </text:span><text:span text:style-name="T9">E</text:span><text:span text:style-name="T6">, </text:span><text:span text:style-name="T9">D</text:span><text:span text:style-name="T6"> und </text:span><text:span text:style-name="T9">P</text:span><text:span text:style-name="T6"> der Elektrostatik und </text:span><text:span text:style-name="T9">A</text:span><text:span text:style-name="T6">, </text:span><text:span text:style-name="T9">H</text:span><text:span text:style-name="T6"> und </text:span><text:span text:style-name="T9">M</text:span><text:span text:style-name="T6"> der Magnetostatik? Was sind die eigentlichen Messgröß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0">Welche physikalische Größe eignet sich besonders gut zur Klassifikation der magnetischen Materialien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7">Wodurch sind Dia- und Paramagnetismus ausgezeichnet, wodurch unterscheiden sie sich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einige typische Merkmale des Ferromagnetismus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erri- bzw. Antiferromagnetism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<text:span text:style-name="T2">A</text:span> und <text:span text:style-name="T2">H</text:span> an Grenzfläch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2" draw:layer="layout" svg:width="25.199cm" svg:height="3.506cm" svg:x="1.4cm" svg:y="0.835cm" presentation:class="title" presentation:user-transformed="true">
          <draw:text-box>
            <text:p><text:span text:style-name="T6">Wann ist es sinnvoll, ein skalares, magnetisches Potential zu definieren? Unter welchen Bedingungen genügt dieses einer Laplace- bzw. einer Poisson-Gleichung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as Magnetfeld einer homogen magnetisierten Kugel au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Ebrima4" svg:font-family="Ebrima" style:font-adornments="Standard"/>
    <style:font-face style:name="Ebrima5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5T22:44:31.099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165"/>
  </office:meta>
</office:document-meta>
</file>